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2pt" officeooo:rsid="00190e02" officeooo:paragraph-rsid="00190e02" style:font-size-asian="12pt" style:font-size-complex="12pt"/>
    </style:style>
    <style:style style:name="P2" style:family="paragraph" style:parent-style-name="Standard">
      <style:text-properties style:font-name="Carlito" fo:font-size="12pt" officeooo:rsid="00190e02" officeooo:paragraph-rsid="001ca552" style:font-size-asian="12pt" style:font-size-complex="12pt"/>
    </style:style>
    <style:style style:name="P3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190e02" officeooo:paragraph-rsid="00190e0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2477fc" officeooo:paragraph-rsid="002477f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solid" style:text-underline-width="auto" style:text-underline-color="font-color" fo:font-weight="bold" officeooo:rsid="0024aa44" officeooo:paragraph-rsid="0024aa4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1c1aaa" officeooo:paragraph-rsid="001aa05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4aa44" officeooo:paragraph-rsid="002cf7c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d35b1" officeooo:paragraph-rsid="002d35b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Carlito" fo:font-size="12pt" fo:font-style="italic" style:text-underline-style="none" fo:font-weight="normal" officeooo:rsid="002d35b1" officeooo:paragraph-rsid="002d35b1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61ffd6" officeooo:paragraph-rsid="001f9b21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0c1d7" officeooo:paragraph-rsid="0020c1d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ca552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solid" style:text-underline-width="auto" style:text-underline-color="font-color" fo:font-weight="bold" officeooo:rsid="0020c1d7" officeooo:paragraph-rsid="0020c1d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paragraph-rsid="0021f5e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1f5e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2e2c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21f5ef" officeooo:paragraph-rsid="0021f5e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1e9def" officeooo:paragraph-rsid="001e9def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9def" officeooo:paragraph-rsid="001e9def" style:font-weight-asian="bold" style:font-weight-complex="bold"/>
    </style:style>
    <style:style style:name="P22" style:family="paragraph" style:parent-style-name="Standard" style:list-style-name="L1">
      <style:text-properties style:font-name="Carlito" fo:font-size="12pt" officeooo:rsid="002892d1" officeooo:paragraph-rsid="002892d1" style:font-size-asian="12pt" style:font-size-complex="12pt"/>
    </style:style>
    <style:style style:name="P23" style:family="paragraph" style:parent-style-name="Standard" style:list-style-name="L1">
      <style:text-properties style:font-name="Carlito" fo:font-size="12pt" officeooo:rsid="002892d1" officeooo:paragraph-rsid="002c9f71" style:font-size-asian="12pt" style:font-size-complex="12pt"/>
    </style:style>
    <style:style style:name="P24" style:family="paragraph" style:parent-style-name="Standard" style:list-style-name="L1">
      <style:text-properties style:font-name="Carlito" fo:font-size="12pt" officeooo:rsid="002892d1" officeooo:paragraph-rsid="002cf7cd" style:font-size-asian="12pt" style:font-size-complex="12pt"/>
    </style:style>
    <style:style style:name="P25" style:family="paragraph" style:parent-style-name="Standard" style:list-style-name="L1">
      <style:text-properties style:font-name="Carlito" fo:font-size="12pt" officeooo:rsid="002892d1" officeooo:paragraph-rsid="002e3158" style:font-size-asian="12pt" style:font-size-complex="12pt"/>
    </style:style>
    <style:style style:name="P26" style:family="paragraph" style:parent-style-name="Standard">
      <style:text-properties style:font-name="Carlito" fo:font-size="12pt" officeooo:rsid="002892d1" officeooo:paragraph-rsid="002892d1" style:font-size-asian="12pt" style:font-size-complex="12pt"/>
    </style:style>
    <style:style style:name="P27" style:family="paragraph" style:parent-style-name="Standard" style:list-style-name="L1">
      <style:text-properties style:font-name="Carlito" fo:font-size="12pt" officeooo:rsid="0024aa44" officeooo:paragraph-rsid="0024aa44" style:font-size-asian="12pt" style:font-size-complex="12pt"/>
    </style:style>
    <style:style style:name="P28" style:family="paragraph" style:parent-style-name="Standard">
      <style:text-properties style:font-name="Carlito" fo:font-size="12pt" officeooo:rsid="0032a4ef" officeooo:paragraph-rsid="0032a4ef" style:font-size-asian="12pt" style:font-size-complex="12pt"/>
    </style:style>
    <style:style style:name="P29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32a4ef" officeooo:paragraph-rsid="0032a4e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35555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use-window-font-color="true" loext:opacity="0%" style:font-name="Carlito" fo:font-size="12pt" fo:font-weight="normal" officeooo:rsid="0024aa44" officeooo:paragraph-rsid="0024aa44" style:font-size-asian="12pt" style:font-weight-asian="normal" style:font-size-complex="12pt" style:font-weight-complex="normal"/>
    </style:style>
    <style:style style:name="T1" style:family="text">
      <style:text-properties style:text-position="0% 100%" style:text-underline-style="none" fo:font-weight="normal" style:font-weight-asian="normal" style:font-weight-complex="normal"/>
    </style:style>
    <style:style style:name="T2" style:family="text">
      <style:text-properties style:text-position="0% 100%" style:text-underline-style="none" fo:font-weight="normal" officeooo:rsid="001aa052" style:font-weight-asian="normal" style:font-weight-complex="normal"/>
    </style:style>
    <style:style style:name="T3" style:family="text">
      <style:text-properties style:text-position="0% 100%" style:text-underline-style="none" fo:font-weight="normal" officeooo:rsid="001c1aaa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46ed19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45e129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4901f3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1ca552" style:font-weight-asian="normal" style:font-weight-complex="normal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2fba54"/>
    </style:style>
    <style:style style:name="T10" style:family="text">
      <style:text-properties officeooo:rsid="001b00f6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style:text-position="0% 100%" style:text-underline-style="none" fo:font-weight="normal" officeooo:rsid="001aa052" style:font-weight-asian="normal" style:font-weight-complex="normal"/>
    </style:style>
    <style:style style:name="T13" style:family="text">
      <style:text-properties style:use-window-font-color="true" loext:opacity="0%" style:text-position="0% 100%" style:font-name="Carlito" fo:font-size="12pt" style:text-underline-style="none" fo:font-weight="normal" officeooo:rsid="0047b0d1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text-position="0% 100%" style:font-name="Carlito" fo:font-size="12pt" style:text-underline-style="none" fo:font-weight="normal" officeooo:rsid="001ca552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7b0d1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use-window-font-color="true" loext:opacity="0%" style:text-position="0% 100%" style:font-name="Carlito" fo:font-size="12pt" style:font-size-asian="12pt" style:font-size-complex="12pt"/>
    </style:style>
    <style:style style:name="T17" style:family="text">
      <style:text-properties style:use-window-font-color="true" loext:opacity="0%" style:text-position="0% 100%" style:font-name="Carlito" fo:font-size="12pt" officeooo:rsid="0047b0d1" style:font-size-asian="12pt" style:font-size-complex="12pt"/>
    </style:style>
    <style:style style:name="T18" style:family="text">
      <style:text-properties style:use-window-font-color="true" loext:opacity="0%" style:font-name="Carlito" fo:font-size="12pt" style:font-size-asian="12pt" style:font-size-complex="12pt"/>
    </style:style>
    <style:style style:name="T19" style:family="text">
      <style:text-properties style:use-window-font-color="true" loext:opacity="0%" style:font-name="Carlito" fo:font-size="12pt" officeooo:rsid="00aaf202" style:font-size-asian="12pt" style:font-size-complex="12pt"/>
    </style:style>
    <style:style style:name="T20" style:family="text">
      <style:text-properties style:use-window-font-color="true" loext:opacity="0%" style:font-name="Carlito" fo:font-size="12pt" officeooo:rsid="002fba54" style:font-size-asian="12pt" style:font-size-complex="12pt"/>
    </style:style>
    <style:style style:name="T21" style:family="text">
      <style:text-properties style:use-window-font-color="true" loext:opacity="0%" style:font-name="Carlito" fo:font-size="12pt" officeooo:rsid="001f9b21" style:font-size-asian="12pt" style:font-size-complex="12pt"/>
    </style:style>
    <style:style style:name="T22" style:family="text">
      <style:text-properties style:use-window-font-color="true" loext:opacity="0%" style:text-position="sub 58%" style:font-name="Carlito" fo:font-size="12pt" style:font-size-asian="12pt" style:font-size-complex="12pt"/>
    </style:style>
    <style:style style:name="T23" style:family="text">
      <style:text-properties style:use-window-font-color="true" loext:opacity="0%" style:text-position="sub 58%" style:font-name="Carlito" fo:font-size="12pt" officeooo:rsid="002fba54" style:font-size-asian="12pt" style:font-size-complex="12pt"/>
    </style:style>
    <style:style style:name="T24" style:family="text">
      <style:text-properties style:use-window-font-color="true" loext:opacity="0%" style:text-position="sub 58%" style:font-name="Carlito" fo:font-size="12pt" officeooo:rsid="0061cf2d" style:font-size-asian="12pt" style:font-size-complex="1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2e2c7" style:font-size-asian="12pt" style:font-size-complex="12pt"/>
    </style:style>
    <style:style style:name="T27" style:family="text">
      <style:text-properties officeooo:rsid="002fba54"/>
    </style:style>
    <style:style style:name="T28" style:family="text">
      <style:text-properties officeooo:rsid="0021f5ef"/>
    </style:style>
    <style:style style:name="T29" style:family="text">
      <style:text-properties officeooo:rsid="0025be10"/>
    </style:style>
    <style:style style:name="T30" style:family="text">
      <style:text-properties officeooo:rsid="0026ab52"/>
    </style:style>
    <style:style style:name="T31" style:family="text">
      <style:text-properties officeooo:rsid="0029d2d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a9e94"/>
    </style:style>
    <style:style style:name="T34" style:family="text">
      <style:text-properties officeooo:rsid="002b5ed1"/>
    </style:style>
    <style:style style:name="T35" style:family="text">
      <style:text-properties officeooo:rsid="002c9f71"/>
    </style:style>
    <style:style style:name="T36" style:family="text">
      <style:text-properties officeooo:rsid="002cdf1b"/>
    </style:style>
    <style:style style:name="T37" style:family="text">
      <style:text-properties officeooo:rsid="002cf7cd"/>
    </style:style>
    <style:style style:name="T38" style:family="text">
      <style:text-properties officeooo:rsid="002d35b1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2e3158" style:font-style-asian="italic" style:font-style-complex="italic"/>
    </style:style>
    <style:style style:name="T41" style:family="text">
      <style:text-properties officeooo:rsid="002e3158"/>
    </style:style>
    <style:style style:name="T42" style:family="text">
      <style:text-properties officeooo:rsid="00307097"/>
    </style:style>
    <style:style style:name="T43" style:family="text">
      <style:text-properties officeooo:rsid="003119d2"/>
    </style:style>
    <style:style style:name="T44" style:family="text">
      <style:text-properties officeooo:rsid="005ee6c8"/>
    </style:style>
    <style:style style:name="T45" style:family="text">
      <style:text-properties officeooo:rsid="0033555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AZIO DI INDIRIZZAMENTO VIRTUALE <text:span text:style-name="T10">E REGISTRO DI CONFIGURAZIONE VIRTUALE</text:span></text:p>
      <text:p text:style-name="P1"/>
      <text:p text:style-name="P2">Lo spazio di indirizzamento virtuale complessivo disponibile per tutte le periferiche connesse al bus Avalon è espresso su 32 bit. Considerando le dimensioni della hram, 2^22 indirizzi dello spazio di indirizzamento virtuale devono essere dedicati alla memoria. I registri di config non sono accessibili in modo diretto, ma è possibile accedere ad un registro di configurazione virtuale, al quale va assegnato un particolare indirizzo. <text:span text:style-name="T11">Gli indirizzi virtuali da 0 a 2^22 – 1 sono assegnati alle locazioni di memoria (indirizzo fisico = indirizzo virtuale), mentre l’indirizzo 2^22 è assegnato al registro di configurazione virtuale. </text:span></text:p>
      <text:p text:style-name="P2"/>
      <text:p text:style-name="P2"><text:span text:style-name="T12">I</text:span><text:span text:style-name="T2">l registro di configurazione </text:span><text:span text:style-name="T7">virtuale </text:span><text:span text:style-name="T2">è su 2 bit. Il </text:span><text:span text:style-name="T3">bit </text:span><text:span text:style-name="T2">di peso </text:span><text:span text:style-name="T3">0</text:span><text:span text:style-name="T2"> è il</text:span><text:span text:style-name="T3"> deep power down </text:span><text:span text:style-name="T7">mode </text:span><text:span text:style-name="T3">enable: </text:span><text:span text:style-name="T4">s</text:span><text:span text:style-name="T5">e settato </text:span><text:span text:style-name="T2">a 1 a</text:span><text:span text:style-name="T5">bilita la </text:span><text:span text:style-name="T6">modalità deep power down</text:span><text:span text:style-name="T5">, se resettato a 0 </text:span><text:span text:style-name="T6">(default) </text:span><text:span text:style-name="T5">la disabilita. </text:span><text:span text:style-name="T2">Il bit di peso 1 è il </text:span><text:span text:style-name="T3">fixed latency enable: </text:span><text:span text:style-name="T4">se settato a 1 abilita la latenza fissa, se resettato a ‘</text:span><text:span text:style-name="T2">0</text:span><text:span text:style-name="T4"> </text:span><text:span text:style-name="T6">(default) </text:span><text:span text:style-name="T4">abilita la latenza variabile. </text:span><text:span text:style-name="T1">Una scrittura del registro di configurazione virtuale è tradotta dal convertitore in una scrittura dei registri di configurazione </text:span><text:span text:style-name="T7">fisici</text:span><text:span text:style-name="T1">.</text:span></text:p>
      <text:p text:style-name="P2"/>
      <text:p text:style-name="P13"><text:span text:style-name="T14">I</text:span><text:span text:style-name="T13"> registri di configurazione fisici </text:span><text:span text:style-name="T14">vengono</text:span><text:span text:style-name="T13"> automaticamente inizializzati dopo ogni reset </text:span><text:span text:style-name="T14">e i</text:span><text:span text:style-name="T13">l </text:span><text:span text:style-name="T14">loro</text:span><text:span text:style-name="T13"> valore di inizializzazione </text:span><text:span text:style-name="T14">è </text:span><text:span text:style-name="T13">definito tramite </text:span><text:span text:style-name="T15">generics</text:span><text:span text:style-name="T13"> nella entity vhdl del convertitore. <text:s/></text:span><text:span text:style-name="T14">L</text:span><text:span text:style-name="T13">’utente può accedere </text:span><text:span text:style-name="T14">in modo dinamico</text:span><text:span text:style-name="T13"> sol</text:span><text:span text:style-name="T14">amente</text:span><text:span text:style-name="T13"> </text:span><text:span text:style-name="T14">ai al registro di configurazione virtuale (che contiene solo alcuni dei possibili parametri) ma può modificare l’intero valore di inizializzazione dei registri fisici.</text:span></text:p>
      <text:p text:style-name="P13"/>
      <text:p text:style-name="P13"/>
      <text:p text:style-name="P21"><text:span text:style-name="T17">R</text:span><text:span text:style-name="T16">ESET E POWER UP</text:span></text:p>
      <text:p text:style-name="P20"/>
      <text:p text:style-name="P11"><text:span text:style-name="T18">Dopo il power-up della memoria è necessario aspettare <text:s/></text:span><text:span text:style-name="T20">T</text:span><text:span text:style-name="T22">PWRON</text:span><text:span text:style-name="T18"> </text:span><text:span text:style-name="T21">= </text:span><text:span text:style-name="T20">T</text:span><text:span text:style-name="T23">DPD</text:span><text:span text:style-name="T24">OUT <text:s/></text:span><text:span text:style-name="T18">prima di poter</text:span><text:span text:style-name="T19">vi</text:span><text:span text:style-name="T18"> accedere. In seguito ad un reset è invece necessario aspettare </text:span><text:span text:style-name="T20">T</text:span><text:span text:style-name="T22">RH </text:span><text:span text:style-name="T18">&lt;&lt; </text:span><text:span text:style-name="T20">T</text:span><text:span text:style-name="T22">PWRON</text:span><text:span text:style-name="T24"> <text:s/></text:span><text:span text:style-name="T18">prima di poter accedere alla memoria. Tuttavia, considerando che il reset viene effettuato principalmente al power on, si è deciso di aspettare </text:span><text:span text:style-name="T20">T</text:span><text:span text:style-name="T22">PWRON</text:span><text:span text:style-name="T24"> <text:s/></text:span><text:span text:style-name="T18">anche dopo un reset.</text:span></text:p>
      <text:p text:style-name="P11"/>
      <text:p text:style-name="P11"/>
      <text:p text:style-name="P15">DEEP POWER DOWN MODE</text:p>
      <text:p text:style-name="P12"/>
      <text:p text:style-name="P19">Per entrare in modalità DPD è sufficiente che l’utente setti il bit dedicato all’interno del registro di configurazione virtuale. Analogamente, per uscire dalla modalità DPD è necessario resettare il bit dedicato all’interno del registro di configurazione virtuale.</text:p>
      <text:p text:style-name="P16"/>
      <text:p text:style-name="P16">Quando la memoria è in <text:span text:style-name="T28">modalità </text:span>DPD, <text:span text:style-name="T28">qualunque richiesta di accesso alla memoria dati (sia in lettura che in scrittura) viene ignorata</text:span>. <text:span text:style-name="T28">Il registro di configurazione virtuale è accessibile in lettura, mentre per sovrascriverlo è necessario </text:span><text:span text:style-name="T30">disattivare</text:span><text:span text:style-name="T28">, </text:span><text:span text:style-name="T30">per mezzo</text:span><text:span text:style-name="T28"> </text:span><text:span text:style-name="T30">di una</text:span><text:span text:style-name="T28"> scrittura, il bit </text:span><text:span text:style-name="T30">dedicato nel registro di configurazione virtuale (una scrittura che non disattiva questo bit viene ignorata)</text:span><text:span text:style-name="T28">. Quando il convertitore rileva una richiesta di uscita dalla DPD mode, invia una dummy transaction alla hram e procede alla riscrittura del configuration register 0.</text:span></text:p>
      <text:p text:style-name="P17"/>
      <text:p text:style-name="P18"><text:span text:style-name="T25">In seguito ad una richiesta di ingresso in modalità DPD il convertitore mantiene </text:span><text:span text:style-name="T26">waitrequest </text:span>attivo per il tempo <text:span text:style-name="T27">T</text:span><text:span text:style-name="T9">DPDIN</text:span><text:span text:style-name="T27"> </text:span>necessario al completamento dell’operazione. Analogamente, in seguito ad una richiesta di uscita dalla modalità DPD il convertitore mantiene <text:span text:style-name="T26">waitrequest</text:span><text:span text:style-name="T27"> </text:span>attivo per il tempo <text:span text:style-name="T27">T</text:span><text:span text:style-name="T9">DPD</text:span><text:span text:style-name="T8">OUT</text:span><text:span text:style-name="T27"> </text:span>necessario al completamento dell’operazione (dopo aver comandato la dummy transaction, che richiede un tempo <text:span text:style-name="T27">T</text:span><text:span text:style-name="T9">DPD</text:span><text:span text:style-name="T8">CSL</text:span>).</text:p>
      <text:p text:style-name="P14"/>
      <text:p text:style-name="P5"/>
      <text:p text:style-name="P6"><text:soft-page-break/>SCRITTURA A BURST</text:p>
      <text:p text:style-name="P7"/>
      <text:p text:style-name="P8">Nel protocollo Avalon-MM la trasmissione del burst in scrittura può essere interrotta in ogni momento disattivando il segnale di write, per poi essere ripresa riattivandolo. Tuttavia, la hram non è in grado di sospendere la scrittura del burst. Di conseguenza, quando il burst viene interrotto il convertitore termina l’operazione di scrittura attuale e ne ricomincia una nuova quando il burst riprende ad essere trasmesso. <text:span text:style-name="T37">La trasmissione del nuovo burst deve iniziare all’indirizzo successivo rispetto a quello alla quale il burst precedente è stato terminato; questo indirizzo viene ricorstuito per mezzo di un sommatore, utilizzando l’indirizzo di partenza del primo burst e l’uscita del contatore che traccia l’avanzamento dell’operazione. </text:span><text:span text:style-name="T38">In particolare, considerando che il contatore è sempre due passi avanti rispetto al dato trasmesso (in quanto la sua uscita parte da 0 e non da 1 e in quanto vogliamo rilevare il raggiungimento del penultimo dato e non dell’ultimo) e che alla fine del burst questo subisce un incremento unitario aggiuntivo, l’indirizzo da cui riprendere il burst viene ricostruito nel seguente modo:</text:span></text:p>
      <text:p text:style-name="P8"/>
      <text:p text:style-name="P10">address = base_address + (counter_out – 3)</text:p>
      <text:p text:style-name="P8"/>
      <text:p text:style-name="P9">Il valore di <text:span text:style-name="T39">counter_out – 3</text:span> è ottenuto inserendo 3 registri di pipeline in uscita al contatore, mentre la somma con <text:span text:style-name="T39">base_address</text:span> deve per forza essere effettuata tramite un sommatore.</text:p>
      <text:p text:style-name="P8"/>
      <text:p text:style-name="P8">Per <text:span text:style-name="T38">tutti i</text:span> motiv<text:span text:style-name="T38">i sopra elencati</text:span>, l’interruzione di un burst ha un costo molto elevato in termini di velocità <text:span text:style-name="T29">(waitrequest rimane attivo per molti cicli di clock).</text:span></text:p>
      <text:p text:style-name="P5"/>
      <text:p text:style-name="P5"/>
      <text:p text:style-name="P4">SCOPO DEI PRINCIPALI BLOCCHI FUNZIONALI</text:p>
      <text:p text:style-name="P1"/>
      <text:list text:style-name="L1">
        <text:list-item>
          <text:p text:style-name="P22"><text:span text:style-name="T32">addr_reg</text:span> / <text:span text:style-name="T32">datain_reg</text:span> / <text:span text:style-name="T32">burstcnt_reg</text:span>: <text:span text:style-name="T31">registri di acquisizione dei valori di ingresso.</text:span></text:p>
          <text:p text:style-name="P22"/>
        </text:list-item>
        <text:list-item>
          <text:p text:style-name="P22"><text:span text:style-name="T32">conf_reg</text:span>: <text:span text:style-name="T31">registro di configurazione virtuale.</text:span></text:p>
          <text:p text:style-name="P22"/>
        </text:list-item>
        <text:list-item>
          <text:p text:style-name="P22"><text:span text:style-name="T32">address_mux </text:span>(mux_4to1): <text:span text:style-name="T31">multiplexer per la selezione dell’indirizzo da inviare alla hram (che potrebbe coincidere con l’indirizzo virtuale in ingresso oppure essere l’indirizzo di uno dei registri di configurazione fisici).</text:span></text:p>
          <text:p text:style-name="P22"/>
        </text:list-item>
        <text:list-item>
          <text:p text:style-name="P27"><text:span text:style-name="T32">BLD_CA</text:span> (CA_builder): <text:span text:style-name="T31">costruzione del command address a partire dai parametri necessari. </text:span></text:p>
          <text:p text:style-name="P27"/>
        </text:list-item>
        <text:list-item>
          <text:p text:style-name="P27"><text:span text:style-name="T32">CA_upk</text:span> (unpacker_48): <text:span text:style-name="T31">separazione del command address (48 bit) nei blocchi CA1, CA2 e CA3 (tutti su16 bit), selezionabili per mezzo di un apposito segnale.</text:span></text:p>
          <text:p text:style-name="P27"/>
        </text:list-item>
        <text:list-item>
          <text:p text:style-name="P27"><text:span text:style-name="T32">BLD_conf</text:span> (config_builder): <text:span text:style-name="T31">costruzione del contenuto dei registri di configurazione fisici a partire dal contenuto del registro di configurazione virtuale.</text:span></text:p>
          <text:p text:style-name="P27"/>
        </text:list-item>
        <text:list-item>
          <text:p text:style-name="P22"><text:span text:style-name="T32">writedata_mux</text:span> (mux_2to1): <text:span text:style-name="T33">selezione del dato in scrittura da inviare alla hram (che potrebbe coincidere con il dato in ingresso oppure essere il contenuto di un registro di configurazione fisico (ricostruito tramite BLD_conf).</text:span></text:p>
          <text:p text:style-name="P22"/>
        </text:list-item>
        <text:list-item>
          <text:p text:style-name="P27"><text:span text:style-name="T32">writedata_upk</text:span> (unpacker_16): <text:span text:style-name="T34">conversione di un dato SDR 16 bit in un dato DDR 8 bit.</text:span></text:p>
          <text:p text:style-name="P27"/>
        </text:list-item>
        <text:list-item>
          <text:p text:style-name="P22"><text:span text:style-name="T32">CK_gater</text:span> (gater): <text:span text:style-name="T34">clock gating.</text:span></text:p>
          <text:p text:style-name="P22"><text:soft-page-break/></text:p>
        </text:list-item>
        <text:list-item>
          <text:p text:style-name="P22"><text:span text:style-name="T32">CK_90</text:span> (shifter90): <text:span text:style-name="T34">shift di 90° del segnale di clock per poterlo inviare alla hram (in quanto questo deve essere center-aligned con i dati).</text:span></text:p>
          <text:p text:style-name="P22"/>
        </text:list-item>
        <text:list-item>
          <text:p text:style-name="P22"><text:span text:style-name="T32">RWDS_90</text:span> (shifter90): <text:span text:style-name="T35">shift di 90° del segnale di strobe ricevuto dalla hram, necessario al sincronizzatore.</text:span></text:p>
          <text:p text:style-name="P22"/>
        </text:list-item>
        <text:list-item>
          <text:p text:style-name="P23"><text:span text:style-name="T32">RWDS_360</text:span> (shifter360): <text:span text:style-name="T35">shift di 360° del segnale di strobe ricevuto dalla hram, necessario al sincronizzatore.</text:span></text:p>
          <text:p text:style-name="P22"/>
        </text:list-item>
        <text:list-item>
          <text:p text:style-name="P22"><text:span text:style-name="T32">readdata_pk</text:span> (packer): <text:span text:style-name="T36">conversione di un dato DDR 8 bit in un dato SDR 16 bit.</text:span></text:p>
          <text:p text:style-name="P22"/>
        </text:list-item>
        <text:list-item>
          <text:p text:style-name="P22"><text:span text:style-name="T32">synch</text:span> (synchronizer):<text:span text:style-name="T36"> riceve i dati dalla hram (sincroni con lo strobe) e li sincronizza con il clock interno.</text:span></text:p>
          <text:p text:style-name="P22"/>
        </text:list-item>
        <text:list-item>
          <text:p text:style-name="P22"><text:span text:style-name="T32">readdata_mux </text:span>(mux_2to1): <text:span text:style-name="T36">selezione del dato in uscita (che potrebbe conicidere con il dato letto dalla hram oppure con il contenuto del registro di configurazione virtuale). Al suo interno è disponibile un contatore che è reso disponibile all’esterno, il quale viene utilizzato durante le scritture a burst per tracciare l’avanzamento dell’operazione.</text:span></text:p>
          <text:p text:style-name="P22"/>
        </text:list-item>
        <text:list-item>
          <text:p text:style-name="P22"><text:span text:style-name="T32">burst_cmp</text:span> (comparator): <text:span text:style-name="T37">comparatore tra il numero complessivo di dati da trasmettere in un burst e il numero di dati effettivamente trasmessi.</text:span></text:p>
          <text:p text:style-name="P22"/>
        </text:list-item>
        <text:list-item>
          <text:p text:style-name="P24"><text:span text:style-name="T32">fakeburst</text:span> (comparator): <text:span text:style-name="T37">comparatore che rileva se il numero complessivo di dati da trasmettere in un burst è uguale a 1.</text:span></text:p>
          <text:p text:style-name="P22"/>
        </text:list-item>
        <text:list-item>
          <text:p text:style-name="P22"><text:span text:style-name="T32">addressgen</text:span> (adder_1pipe): <text:span text:style-name="T41">sommatore per la generazione dell’indirizzo alla quale ricominciare la scrittura a burst dopo una interruzione.</text:span></text:p>
          <text:p text:style-name="P22"/>
        </text:list-item>
        <text:list-item>
          <text:p text:style-name="P25"><text:span text:style-name="T32">cntpipe1</text:span> / <text:span text:style-name="T32">cntpipe2</text:span> / <text:span text:style-name="T32">cntpipe3</text:span>: <text:span text:style-name="T41">pipeline queue per ricavare </text:span><text:span text:style-name="T40">counter_out – 3</text:span><text:span text:style-name="T41"> necessario per ricostruire l’indirizzo alla quale ricominciare la scrittura a burst dopo una interruzione.</text:span></text:p>
          <text:p text:style-name="P22"/>
        </text:list-item>
        <text:list-item>
          <text:p text:style-name="P22"><text:span text:style-name="T32">deadline_tim</text:span> (timer_14bit): <text:span text:style-name="T42">timer per il controllo dei vari intervalli di tempo necessari durante le operazioni (tempo di accesso alla memoria, tempo richiesto al power-on ecc.).</text:span></text:p>
          <text:p text:style-name="P22"/>
        </text:list-item>
        <text:list-item>
          <text:p text:style-name="P22"><text:span text:style-name="T32">op_tracker</text:span> (dff): <text:span text:style-name="T43">tracking dell’operazione attualmente in esecuzione (lettura o scrittura).</text:span></text:p>
          <text:p text:style-name="P22"/>
        </text:list-item>
        <text:list-item>
          <text:p text:style-name="P22"><text:span text:style-name="T32">bursttransfer_tracker</text:span> (dff): <text:span text:style-name="T43">tracking della tipologia di operazione attualmente in esecuzione (operazione singola o a burst).</text:span></text:p>
          <text:p text:style-name="P22"/>
        </text:list-item>
        <text:list-item>
          <text:p text:style-name="P22"><text:span text:style-name="T32">dpd_req_tracker</text:span> (dff): <text:span text:style-name="T43">tracking di una eventuale richiesta di ingresso in modalità DPD.</text:span></text:p>
          <text:p text:style-name="P22"/>
        </text:list-item>
        <text:list-item>
          <text:p text:style-name="P22"><text:span text:style-name="T32">dpd_tracker</text:span> (sr_flipflop): <text:span text:style-name="T43">tracking della modalità di lavoro attuale della memoria (normal operation o DPD).</text:span></text:p>
          <text:p text:style-name="P22"/>
        </text:list-item>
        <text:list-item>
          <text:p text:style-name="P22"><text:span text:style-name="T32">init_tracker</text:span> (sr_flipflop): <text:span text:style-name="T43">tracking della modalità in cui si trova la macchina a stati del convertitore quando comanda delle operazioni alla hram (routine di inizializzazione automatica dei registri di configurazione oppure funzionamento normale).</text:span></text:p>
        </text:list-item>
      </text:list>
      <text:p text:style-name="P26"/>
      <text:p text:style-name="P29"><text:soft-page-break/>SINCRONIZZATORE</text:p>
      <text:p text:style-name="P28"/>
      <text:p text:style-name="P30"><text:span text:style-name="T44">Il dato </text:span><text:span text:style-name="T45">ricevuto dalla hram varia in modo completamente scorrelato dal clock del convertitore. In altre parole, lo sfasamento</text:span><text:span text:style-name="T44"> tra </text:span><text:span text:style-name="T45">il segnale di strobe (sincrono con il dato ricevuto)</text:span><text:span text:style-name="T44"> e il clock non è noto a priori. </text:span><text:span text:style-name="T45">È quindi necessario introdurre un circuito in grado di sincronizzare il dato ricevuto con il clock del convertitore.</text:span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6:57:57.394548510</meta:creation-date>
    <dc:date>2023-11-20T11:36:24.632951012</dc:date>
    <meta:editing-duration>P1DT2H1M51S</meta:editing-duration>
    <meta:editing-cycles>30</meta:editing-cycles>
    <meta:generator>LibreOffice/7.5.2.2$Linux_X86_64 LibreOffice_project/50$Build-2</meta:generator>
    <meta:document-statistic meta:table-count="0" meta:image-count="0" meta:object-count="0" meta:page-count="4" meta:paragraph-count="67" meta:word-count="1307" meta:character-count="8586" meta:non-whitespace-character-count="7360"/>
  </office:meta>
</office:document-meta>
</file>